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dfc1" officeooo:paragraph-rsid="0008dfc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dfc1" officeooo:paragraph-rsid="0008dfc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enverteilung</text:p>
      <text:p text:style-name="P1"/>
      <text:p text:style-name="P1"/>
      <text:p text:style-name="P2">Projektkoordinator: Fabrizio Werdermann</text:p>
      <text:p text:style-name="P2">Lead Programmer: Fabrizio Werdermann</text:p>
      <text:p text:style-name="P2">Side Artist: Fabrizio Werdermann</text:p>
      <text:p text:style-name="P2"/>
      <text:p text:style-name="P2">Lead Artist: Leox Prill</text:p>
      <text:p text:style-name="P2"/>
      <text:p text:style-name="P2">Leveldesigner: Ramtin Montazeri</text:p>
      <text:p text:style-name="P2">Side Programmer: Ramtin Montazeri</text:p>
      <text:p text:style-name="P2"/>
      <text:p text:style-name="P2">Side Artist: Rafael Tzambasi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09:18:05.674000000</meta:creation-date>
    <dc:date>2023-02-01T14:30:25.621000000</dc:date>
    <meta:editing-duration>PT5H12M20S</meta:editing-duration>
    <meta:editing-cycles>1</meta:editing-cycles>
    <meta:document-statistic meta:table-count="0" meta:image-count="0" meta:object-count="0" meta:page-count="1" meta:paragraph-count="8" meta:word-count="27" meta:character-count="239" meta:non-whitespace-character-count="220"/>
    <meta:generator>LibreOffice/7.4.3.2$Windows_X86_64 LibreOffice_project/1048a8393ae2eeec98dff31b5c133c5f1d08b890</meta:generator>
  </office:meta>
</office:document-meta>
</file>